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22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205cm"/>
      <style:paragraph-properties style:writing-mode="lr-tb"/>
    </style:style>
    <style:style style:name="gr3" style:family="graphic" style:parent-style-name="standard">
      <style:graphic-properties draw:fill-color="#f4a460" draw:textarea-horizontal-align="justify" draw:textarea-vertical-align="middle" draw:auto-grow-height="false" fo:min-height="0.5cm" fo:min-width="5.25cm"/>
      <style:paragraph-properties style:writing-mode="lr-tb"/>
    </style:style>
    <style:style style:name="gr4" style:family="graphic" style:parent-style-name="standard">
      <style:graphic-properties draw:fill-color="#fffacd" draw:textarea-horizontal-align="justify" draw:textarea-vertical-align="middle" draw:auto-grow-height="false" fo:min-height="0.5cm" fo:min-width="5.25cm"/>
      <style:paragraph-properties style:writing-mode="lr-tb"/>
    </style:style>
    <style:style style:name="gr5" style:family="graphic" style:parent-style-name="standard">
      <style:graphic-properties draw:fill-color="#ffb6c1" draw:textarea-horizontal-align="justify" draw:textarea-vertical-align="middle" draw:auto-grow-height="false" fo:min-height="0.5cm" fo:min-width="5.25cm"/>
      <style:paragraph-properties style:writing-mode="lr-tb"/>
    </style:style>
    <style:style style:name="gr6" style:family="graphic" style:parent-style-name="standard">
      <style:graphic-properties draw:fill-color="#98fb98" draw:textarea-horizontal-align="justify" draw:textarea-vertical-align="middle" draw:auto-grow-height="false" fo:min-height="0.5cm" fo:min-width="5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5.59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Source Code Pro"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Source Code Pro" fo:font-size="14pt" style:font-size-asian="14pt" style:font-size-complex="14pt"/>
    </style:style>
    <style:style style:name="P4" style:family="paragraph">
      <loext:graphic-properties draw:fill-color="#f4a460"/>
      <style:paragraph-properties fo:text-align="center"/>
    </style:style>
    <style:style style:name="P5" style:family="paragraph">
      <loext:graphic-properties draw:fill-color="#fffacd"/>
      <style:paragraph-properties fo:text-align="center"/>
    </style:style>
    <style:style style:name="P6" style:family="paragraph">
      <loext:graphic-properties draw:fill-color="#ffb6c1"/>
      <style:paragraph-properties fo:text-align="center"/>
    </style:style>
    <style:style style:name="P7" style:family="paragraph">
      <loext:graphic-properties draw:fill-color="#98fb98"/>
      <style:paragraph-properties fo:text-align="center"/>
    </style:style>
    <style:style style:name="P8" style:family="paragraph">
      <style:text-properties style:font-name="Source Code Pro" fo:font-size="14pt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font-name="Source Code Pro" fo:font-size="14pt"/>
    </style:style>
    <style:style style:name="P10" style:family="paragraph">
      <loext:graphic-properties draw:fill="none" draw:fill-color="#ffffff"/>
      <style:text-properties style:font-name="Source Code Pro"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4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ource Code Pro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3cm" svg:height="0.75cm" svg:x="2.5cm" svg:y="1.9cm">
          <text:p text:style-name="P1">Vector de 32.000 elements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cm" svg:height="3.455cm" svg:x="2.75cm" svg:y="3.25cm">
          <draw:text-box>
            <text:p text:style-name="P2"><text:span text:style-name="T1">TAM=32000</text:span></text:p>
            <text:p text:style-name="P2"><text:span text:style-name="T1">SIZE=4 –&gt; RANK=0,1,2,3</text:span></text:p>
            <text:p text:style-name="P2"><text:span text:style-name="T1">BLOC=32000/4=8000</text:span></text:p>
          </draw:text-box>
        </draw:frame>
        <draw:custom-shape draw:style-name="gr3" draw:text-style-name="P4" draw:layer="layout" svg:width="5.75cm" svg:height="0.75cm" svg:x="2.5cm" svg:y="6.2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75cm" svg:height="0.75cm" svg:x="8.25cm" svg:y="6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75cm" svg:height="0.75cm" svg:x="14cm" svg:y="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5cm" svg:height="0.75cm" svg:x="19.75cm" svg:y="6.25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4cm" svg:height="8.959cm" svg:x="2.75cm" svg:y="7.75cm">
          <draw:text-box>
            <text:p text:style-name="P8">Quina porció de l’array ha de sumar cada node?</text:p>
            <text:p text:style-name="P8"><text:tab/>inici → rank*bloc</text:p>
            <text:p text:style-name="P8"><text:tab/>final → (rank+1)*bloc</text:p>
            <text:p text:style-name="P8"/>
            <text:p text:style-name="P8"><text:tab/>rank0<text:tab/><text:tab/><text:tab/>rank1<text:tab/><text:tab/><text:tab/> <text:tab/>rank2<text:tab/><text:tab/><text:tab/>rank3</text:p>
            <text:p text:style-name="P8"/>
            <text:p text:style-name="P8"><text:span text:style-name="T2">Inici=</text:span><text:span text:style-name="T2"><text:tab/></text:span><text:span text:style-name="T2">0 <text:s text:c="6"/></text:span><text:span text:style-name="T2"><text:tab/></text:span><text:span text:style-name="T2"><text:tab/></text:span><text:span text:style-name="T3">inici=</text:span><text:span text:style-name="T3"><text:tab/></text:span><text:span text:style-name="T3">8000</text:span><text:span text:style-name="T3"><text:tab/></text:span><text:span text:style-name="T3"><text:tab/></text:span><text:span text:style-name="T3"> <text:s text:c="2"/>inici=16000</text:span><text:span text:style-name="T3"><text:tab/></text:span><text:span text:style-name="T3"><text:tab/></text:span><text:span text:style-name="T3">inici=24000</text:span></text:p>
            <text:p text:style-name="P8">Fi=<text:tab/><text:tab/>8000<text:tab/><text:tab/><text:tab/>fi=<text:tab/><text:tab/>16000 <text:s text:c="5"/>fi<text:tab/>=24000<text:tab/><text:tab/>fi=32000</text:p>
            <text:p text:style-name="P8"/>
            <text:p text:style-name="P8"/>
            <text:p text:style-name="P8"><text:tab/>suma_0<text:tab/><text:tab/><text:tab/><text:tab/>suma_1 <text:tab/><text:tab/><text:tab/> <text:s text:c="2"/>suma_2<text:tab/> <text:tab/><text:tab/>suma_3<text:tab/><text:tab/></text:p>
            <text:p text:style-name="P8"/>
            <text:p text:style-name="P8"/>
            <text:p text:style-name="P9"><text:span text:style-name="T2">Suma_Total=</text:span><text:span text:style-name="T3">suma_0+suma_1+suma_2+suma_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3-23T19:15:19.379836434</meta:creation-date>
    <dc:date>2021-03-23T19:26:14.250261749</dc:date>
    <meta:editing-duration>PT10M55S</meta:editing-duration>
    <meta:editing-cycles>1</meta:editing-cycles>
    <meta:document-statistic meta:object-count="7"/>
    <meta:generator>LibreOffice_Vanilla/7.0.4.4$MacOSX_X86_64 LibreOffice_project/841d27ff4cd6850c43bdd7333f8373cae686520d</meta:generator>
  </office:meta>
</office:document-meta>
</file>